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Heading2" style:family="paragraph">
      <style:text-properties fo:language="en" fo:country="US"/>
    </style:style>
    <style:style style:name="P3" style:parent-style-name="NoSpacing" style:family="paragraph">
      <style:text-properties fo:font-weight="bold" style:font-weight-asian="bold" style:font-weight-complex="bold" fo:font-style="italic" style:font-style-asian="italic" style:font-style-complex="italic" style:language-asian="en" style:country-asian="BE"/>
    </style:style>
    <style:style style:name="P4" style:parent-style-name="Heading2" style:family="paragraph">
      <style:text-properties style:font-name-asian="Times New Roman" fo:language="en" fo:country="US" style:language-asian="en" style:country-asian="BE"/>
    </style:style>
    <style:style style:name="P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" style:parent-style-name="NoSpacing" style:family="paragraph">
      <style:text-properties fo:language="en" fo:country="US"/>
    </style:style>
    <style:style style:name="P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" style:parent-style-name="Heading2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Spacing" style:family="paragraph">
      <style:text-properties fo:language="en" fo:country="US"/>
    </style:style>
    <style:style style:name="P14" style:parent-style-name="NoSpacing" style:family="paragraph">
      <style:text-properties fo:language="en" fo:country="US"/>
    </style:style>
    <style:style style:name="P15" style:parent-style-name="NoSpacing" style:family="paragraph">
      <style:text-properties fo:language="en" fo:country="US"/>
    </style:style>
    <style:style style:name="P16" style:parent-style-name="NoSpacing" style:family="paragraph">
      <style:text-properties fo:language="en" fo:country="US"/>
    </style:style>
    <style:style style:name="P17" style:parent-style-name="NoSpacing" style:family="paragraph">
      <style:text-properties fo:language="en" fo:country="US"/>
    </style:style>
    <style:style style:name="P18" style:parent-style-name="NoSpacing" style:family="paragraph">
      <style:text-properties fo:language="en" fo:country="US"/>
    </style:style>
    <style:style style:name="P19" style:parent-style-name="NoSpacing" style:family="paragraph">
      <style:text-properties fo:language="en" fo:country="US"/>
    </style:style>
    <style:style style:name="P20" style:parent-style-name="NoSpacing" style:family="paragraph">
      <style:text-properties fo:language="en" fo:country="US"/>
    </style:style>
    <style:style style:name="P21" style:parent-style-name="NoSpacing" style:family="paragraph">
      <style:text-properties fo:language="en" fo:country="US"/>
    </style:style>
    <style:style style:name="P22" style:parent-style-name="NoSpacing" style:family="paragraph">
      <style:text-properties fo:language="en" fo:country="US"/>
    </style:style>
    <style:style style:name="P23" style:parent-style-name="NoSpacing" style:family="paragraph">
      <style:text-properties fo:language="en" fo:country="US"/>
    </style:style>
    <style:style style:name="P24" style:parent-style-name="NoSpacing" style:family="paragraph">
      <style:text-properties fo:language="en" fo:country="US"/>
    </style:style>
    <style:style style:name="P25" style:parent-style-name="NoSpacing" style:family="paragraph">
      <style:text-properties fo:language="en" fo:country="US"/>
    </style:style>
    <style:style style:name="P26" style:parent-style-name="NoSpacing" style:family="paragraph">
      <style:text-properties fo:language="en" fo:country="US"/>
    </style:style>
    <style:style style:name="P27" style:parent-style-name="NoSpacing" style:family="paragraph">
      <style:text-properties fo:language="en" fo:country="US"/>
    </style:style>
    <style:style style:name="P28" style:parent-style-name="NoSpacing" style:family="paragraph">
      <style:text-properties fo:language="en" fo:country="US"/>
    </style:style>
    <style:style style:name="P29" style:parent-style-name="NoSpacing" style:family="paragraph">
      <style:text-properties fo:language="en" fo:country="US"/>
    </style:style>
    <style:style style:name="P30" style:parent-style-name="NoSpacing" style:family="paragraph">
      <style:text-properties fo:language="en" fo:country="US"/>
    </style:style>
    <style:style style:name="P31" style:parent-style-name="NoSpacing" style:family="paragraph">
      <style:text-properties fo:language="en" fo:country="US"/>
    </style:style>
    <style:style style:name="T32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NGNIX</text:h>
      <text:h text:style-name="P2" text:outline-level="2">Install<text:s/>necessary applications</text:h>
      <text:p text:style-name="P3">apt-get install -y git build-essential ffmpeg libpcre3 libpcre3-dev libssl-dev zlib1g-dev</text:p>
      <text:h text:style-name="P4" text:outline-level="2">Build nginx with requirements</text:h>
      <text:p text:style-name="P5">apt install nginx</text:p>
      <text:p text:style-name="P6">apt install libnginx-mod-rtmp</text:p>
      <text:p text:style-name="P7">Restart nginx:</text:p>
      <text:p text:style-name="P8">systemctl stop nginx</text:p>
      <text:p text:style-name="P9">systemctl start nginx</text:p>
      <text:p text:style-name="P10"/>
      <text:h text:style-name="P11" text:outline-level="2">config nginx</text:h>
      <text:p text:style-name="P12">add this to /etc/nginx/nginx.conf</text:p>
      <text:p text:style-name="P13">rtmp {</text:p>
      <text:p text:style-name="P14"><text:s text:c="4"/>server {</text:p>
      <text:p text:style-name="P15"><text:s text:c="8"/>listen 1935;</text:p>
      <text:p text:style-name="P16"><text:s text:c="8"/>chunk_size 4000;</text:p>
      <text:p text:style-name="P17"><text:s text:c="8"/># TV mode: one publisher, many subscribers</text:p>
      <text:p text:style-name="P18"><text:s text:c="8"/>application mytv {</text:p>
      <text:p text:style-name="P19"><text:s text:c="12"/># enable live streaming</text:p>
      <text:p text:style-name="P20"><text:s text:c="12"/>live on;</text:p>
      <text:p text:style-name="P21"><text:s text:c="12"/># record first 1K of stream</text:p>
      <text:p text:style-name="P22"><text:s text:c="12"/>record all;</text:p>
      <text:p text:style-name="P23"><text:s text:c="12"/>record_path /tmp/recordings;</text:p>
      <text:p text:style-name="P24"><text:s text:c="12"/>record_max_size 1K;</text:p>
      <text:p text:style-name="P25"><text:s text:c="12"/># append current timestamp to each flv</text:p>
      <text:p text:style-name="P26"><text:s text:c="12"/>record_unique on;</text:p>
      <text:p text:style-name="P27"><text:s text:c="12"/># publish only from localhost</text:p>
      <text:p text:style-name="P28"><text:s text:c="12"/># allow publish 127.0.0.1;</text:p>
      <text:p text:style-name="P29"><text:s text:c="12"/># deny publish all;</text:p>
      <text:p text:style-name="P30"><text:s text:c="12"/>#allow play all;</text:p>
      <text:p text:style-name="P31"><text:s text:c="8"/>}</text:p>
      <text:p text:style-name="NoSpacing"><text:span text:style-name="T3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B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B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eter Herremans</meta:initial-creator>
    <dc:creator>Pieter Herremans</dc:creator>
    <meta:creation-date>2023-10-20T07:51:00Z</meta:creation-date>
    <dc:date>2023-10-20T10:22:00Z</dc:date>
    <meta:template xlink:href="Normal.dotm" xlink:type="simple"/>
    <meta:editing-cycles>5</meta:editing-cycles>
    <meta:editing-duration>PT9060S</meta:editing-duration>
    <meta:document-statistic meta:page-count="1" meta:paragraph-count="1" meta:word-count="131" meta:character-count="883" meta:row-count="6" meta:non-whitespace-character-count="753"/>
  </office:meta>
</office:document-meta>
</file>